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602CF18F46DF8C3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02CF18F46DF8C3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appears to the disciples</text:span></text:p>
            <text:p text:style-name="P3"><text:span text:style-name="T2">(John 20:19-3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2:13.595000000</dc:date>
    <meta:editing-duration>PT2H23M19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